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izona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lanta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timore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lina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ncinnati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las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nver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troit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uston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dianapolis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sonville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nsas City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nesota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Giant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Y Jets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ttsburgh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Dieg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Francisco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 Louis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mpa Bay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nnessee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shington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